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63cm" fo:min-width="2.28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808080" draw:fill-color="#6666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55cm" svg:height="1.787cm" svg:x="2.543cm" svg:y="2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55cm" svg:height="1.787cm" svg:x="2.46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55cm" svg:height="1.787cm" svg:x="2.522cm" svg:y="4.5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55cm" svg:height="1.787cm" svg:x="2.439cm" svg:y="10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6.872cm" svg:y="5.9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2.37cm" svg:y="5.9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6.562cm" svg:y="2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6.562cm" svg:y="4.5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6.56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55cm" svg:height="1.787cm" svg:x="16.528cm" svg:y="10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15cm" svg:y1="2.955cm" svg:x2="6.09cm" svg:y2="11.483cm">
          <text:p/>
        </draw:line>
        <draw:g>
          <draw:custom-shape draw:style-name="gr3" draw:text-style-name="P4" draw:layer="layout" svg:width="0.446cm" svg:height="0.344cm" svg:x="2.977cm" svg:y="6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6cm" svg:height="0.344cm" svg:x="3.741cm" svg:y="6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6cm" svg:height="0.344cm" svg:x="4.505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4" draw:layer="layout" svg:width="0.446cm" svg:height="0.344cm" svg:x="17.12cm" svg:y="7.0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6cm" svg:height="0.344cm" svg:x="17.884cm" svg:y="7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46cm" svg:height="0.344cm" svg:x="18.648cm" svg:y="7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3" draw:layer="layout" svg:x1="8.262cm" svg:y1="3.645cm" svg:x2="8.816cm" svg:y2="4.031cm">
            <text:p/>
          </draw:line>
          <draw:line draw:style-name="gr4" draw:text-style-name="P3" draw:layer="layout" svg:x1="8.352cm" svg:y1="3.649cm" svg:x2="7.744cm" svg:y2="4.031cm">
            <text:p/>
          </draw:line>
        </draw:g>
        <draw:g>
          <draw:line draw:style-name="gr4" draw:text-style-name="P3" draw:layer="layout" svg:x1="13.653cm" svg:y1="3.629cm" svg:x2="14.207cm" svg:y2="4.015cm">
            <text:p/>
          </draw:line>
          <draw:line draw:style-name="gr4" draw:text-style-name="P3" draw:layer="layout" svg:x1="13.743cm" svg:y1="3.633cm" svg:x2="13.135cm" svg:y2="4.015cm">
            <text:p/>
          </draw:line>
        </draw:g>
        <draw:line draw:style-name="gr2" draw:text-style-name="P3" draw:layer="layout" svg:x1="8.285cm" svg:y1="3.786cm" svg:x2="8.301cm" svg:y2="6.002cm">
          <text:p/>
        </draw:line>
        <draw:line draw:style-name="gr2" draw:text-style-name="P3" draw:layer="layout" svg:x1="13.725cm" svg:y1="3.802cm" svg:x2="13.741cm" svg:y2="6.018cm">
          <text:p/>
        </draw:line>
        <draw:frame draw:style-name="gr5" draw:text-style-name="P5" draw:layer="layout" svg:width="2.428cm" svg:height="0.806cm" svg:x="7.094cm" svg:y="5.935cm">
          <draw:text-box>
            <text:p><text:span text:style-name="T1">I</text:span><text:span text:style-name="T1">O</text:span><text:span text:style-name="T1">C</text:span><text:span text:style-name="T1">O</text:span><text:span text:style-name="T1">M</text:span><text:span text:style-name="T1">x</text:span></text:p>
          </draw:text-box>
        </draw:frame>
        <draw:frame draw:style-name="gr5" draw:text-style-name="P5" draw:layer="layout" svg:width="2.428cm" svg:height="0.806cm" svg:x="12.633cm" svg:y="5.951cm">
          <draw:text-box>
            <text:p><text:span text:style-name="T1">I</text:span><text:span text:style-name="T1">O</text:span><text:span text:style-name="T1">C</text:span><text:span text:style-name="T1">O</text:span><text:span text:style-name="T1">M</text:span><text:span text:style-name="T1">x</text:span></text:p>
          </draw:text-box>
        </draw:frame>
        <draw:frame draw:style-name="gr5" draw:text-style-name="P5" draw:layer="layout" svg:width="2.428cm" svg:height="0.806cm" svg:x="2.778cm" svg:y="1.206cm">
          <draw:text-box>
            <text:p><text:span text:style-name="T1">I</text:span><text:span text:style-name="T1">O</text:span><text:span text:style-name="T1">C</text:span><text:span text:style-name="T1">O</text:span><text:span text:style-name="T1">M</text:span><text:span text:style-name="T1">x</text:span></text:p>
          </draw:text-box>
        </draw:frame>
        <draw:frame draw:style-name="gr5" draw:text-style-name="P5" draw:layer="layout" svg:width="2.428cm" svg:height="0.806cm" svg:x="16.884cm" svg:y="1.173cm">
          <draw:text-box>
            <text:p><text:span text:style-name="T1">I</text:span><text:span text:style-name="T1">O</text:span><text:span text:style-name="T1">C</text:span><text:span text:style-name="T1">O</text:span><text:span text:style-name="T1">M</text:span><text:span text:style-name="T1">x</text:span></text:p>
          </draw:text-box>
        </draw:frame>
        <draw:line draw:style-name="gr2" draw:text-style-name="P3" draw:layer="layout" svg:x1="5.469cm" svg:y1="2.987cm" svg:x2="6.157cm" svg:y2="2.977cm">
          <text:p/>
        </draw:line>
        <draw:line draw:style-name="gr2" draw:text-style-name="P3" draw:layer="layout" svg:x1="5.475cm" svg:y1="5.456cm" svg:x2="6.153cm" svg:y2="5.46cm">
          <text:p/>
        </draw:line>
        <draw:line draw:style-name="gr2" draw:text-style-name="P3" draw:layer="layout" svg:x1="5.443cm" svg:y1="8.879cm" svg:x2="6.109cm" svg:y2="8.871cm">
          <text:p/>
        </draw:line>
        <draw:line draw:style-name="gr2" draw:text-style-name="P3" draw:layer="layout" svg:x1="5.393cm" svg:y1="11.492cm" svg:x2="6.076cm" svg:y2="11.488cm">
          <text:p/>
        </draw:line>
        <draw:line draw:style-name="gr2" draw:text-style-name="P3" draw:layer="layout" svg:x1="15.891cm" svg:y1="2.89cm" svg:x2="15.826cm" svg:y2="11.361cm">
          <text:p/>
        </draw:line>
        <draw:line draw:style-name="gr2" draw:text-style-name="P3" draw:layer="layout" svg:x1="15.88cm" svg:y1="2.896cm" svg:x2="16.553cm" svg:y2="2.896cm">
          <text:p/>
        </draw:line>
        <draw:line draw:style-name="gr2" draw:text-style-name="P3" draw:layer="layout" svg:x1="15.875cm" svg:y1="5.441cm" svg:x2="16.558cm" svg:y2="5.431cm">
          <text:p/>
        </draw:line>
        <draw:line draw:style-name="gr2" draw:text-style-name="P3" draw:layer="layout" svg:x1="15.851cm" svg:y1="8.982cm" svg:x2="16.553cm" svg:y2="8.977cm">
          <text:p/>
        </draw:line>
        <draw:line draw:style-name="gr2" draw:text-style-name="P3" draw:layer="layout" svg:x1="15.822cm" svg:y1="11.329cm" svg:x2="16.515cm" svg:y2="11.333cm">
          <text:p/>
        </draw:line>
        <draw:frame draw:style-name="gr5" draw:text-style-name="P6" draw:layer="layout" svg:width="2.619cm" svg:height="0.962cm" svg:x="2.579cm" svg:y="2.397cm">
          <draw:text-box>
            <text:p>Ord # 1</text:p>
          </draw:text-box>
        </draw:frame>
        <draw:frame draw:style-name="gr5" draw:text-style-name="P6" draw:layer="layout" svg:width="2.619cm" svg:height="0.962cm" svg:x="16.719cm" svg:y="2.364cm">
          <draw:text-box>
            <text:p>Ord # 1</text:p>
          </draw:text-box>
        </draw:frame>
        <draw:frame draw:style-name="gr6" draw:text-style-name="P7" draw:layer="layout" svg:width="2.265cm" svg:height="0.645cm" svg:x="7.426cm" svg:y="2.926cm">
          <draw:text-box>
            <text:p><text:span text:style-name="T2">Antenna</text:span></text:p>
          </draw:text-box>
        </draw:frame>
        <draw:frame draw:style-name="gr6" draw:text-style-name="P7" draw:layer="layout" svg:width="2.231cm" svg:height="0.645cm" svg:x="12.801cm" svg:y="2.86cm">
          <draw:text-box>
            <text:p><text:span text:style-name="T2">A</text:span><text:span text:style-name="T2">n</text:span><text:span text:style-name="T2">t</text:span><text:span text:style-name="T2">e</text:span><text:span text:style-name="T2">n</text:span><text:span text:style-name="T2">n</text:span><text:span text:style-name="T2">a</text:span></text:p>
          </draw:text-box>
        </draw:frame>
        <draw:g>
          <draw:line draw:style-name="gr2" draw:text-style-name="P3" draw:layer="layout" svg:x1="9.102cm" svg:y1="2.099cm" svg:x2="8.524cm" svg:y2="2.413cm">
            <text:p/>
          </draw:line>
          <draw:line draw:style-name="gr2" draw:text-style-name="P3" draw:layer="layout" svg:x1="8.722cm" svg:y1="2.658cm" svg:x2="8.523cm" svg:y2="2.41cm">
            <text:p/>
          </draw:line>
          <draw:line draw:style-name="gr2" draw:text-style-name="P3" draw:layer="layout" svg:x1="8.191cm" svg:y1="2.938cm" svg:x2="8.72cm" svg:y2="2.656cm">
            <text:p/>
          </draw:line>
          <draw:line draw:style-name="gr2" draw:text-style-name="P3" draw:layer="layout" svg:x1="8.326cm" svg:y1="2.665cm" svg:x2="8.191cm" svg:y2="2.938cm">
            <text:p/>
          </draw:line>
          <draw:line draw:style-name="gr2" draw:text-style-name="P3" draw:layer="layout" svg:x1="8.487cm" svg:y1="2.979cm" svg:x2="8.189cm" svg:y2="2.938cm">
            <text:p/>
          </draw:line>
        </draw:g>
        <draw:g>
          <draw:line draw:style-name="gr2" draw:text-style-name="P3" draw:layer="layout" svg:x1="14.278cm" svg:y1="1.923cm" svg:x2="13.7cm" svg:y2="2.237cm">
            <text:p/>
          </draw:line>
          <draw:line draw:style-name="gr2" draw:text-style-name="P3" draw:layer="layout" svg:x1="13.898cm" svg:y1="2.482cm" svg:x2="13.699cm" svg:y2="2.234cm">
            <text:p/>
          </draw:line>
          <draw:line draw:style-name="gr2" draw:text-style-name="P3" draw:layer="layout" svg:x1="13.367cm" svg:y1="2.762cm" svg:x2="13.896cm" svg:y2="2.48cm">
            <text:p/>
          </draw:line>
          <draw:line draw:style-name="gr2" draw:text-style-name="P3" draw:layer="layout" svg:x1="13.502cm" svg:y1="2.489cm" svg:x2="13.367cm" svg:y2="2.762cm">
            <text:p/>
          </draw:line>
          <draw:line draw:style-name="gr2" draw:text-style-name="P3" draw:layer="layout" svg:x1="13.663cm" svg:y1="2.803cm" svg:x2="13.365cm" svg:y2="2.762cm">
            <text:p/>
          </draw:line>
        </draw:g>
        <draw:frame draw:style-name="gr7" draw:text-style-name="P9" draw:layer="layout" svg:width="2.34cm" svg:height="0.779cm" svg:x="7.152cm" svg:y="6.836cm">
          <draw:text-box>
            <text:p text:style-name="P8"><text:span text:style-name="T3">TxRx=1</text:span></text:p>
          </draw:text-box>
        </draw:frame>
        <draw:frame draw:style-name="gr7" draw:text-style-name="P9" draw:layer="layout" svg:width="2.514cm" svg:height="0.779cm" svg:x="12.634cm" svg:y="6.866cm">
          <draw:text-box>
            <text:p text:style-name="P8"><text:span text:style-name="T3">TxRx=1</text:span></text:p>
          </draw:text-box>
        </draw:frame>
        <draw:frame draw:style-name="gr5" draw:text-style-name="P6" draw:layer="layout" svg:width="2.619cm" svg:height="0.962cm" svg:x="2.654cm" svg:y="4.793cm">
          <draw:text-box>
            <text:p>Ord # 2</text:p>
          </draw:text-box>
        </draw:frame>
        <draw:frame draw:style-name="gr5" draw:text-style-name="P6" draw:layer="layout" svg:width="2.619cm" svg:height="0.962cm" svg:x="2.552cm" svg:y="8.38cm">
          <draw:text-box>
            <text:p>Ord # 7</text:p>
          </draw:text-box>
        </draw:frame>
        <draw:frame draw:style-name="gr5" draw:text-style-name="P6" draw:layer="layout" svg:width="2.619cm" svg:height="0.962cm" svg:x="2.582cm" svg:y="10.893cm">
          <draw:text-box>
            <text:p>Ord # 8</text:p>
          </draw:text-box>
        </draw:frame>
        <draw:frame draw:style-name="gr5" draw:text-style-name="P6" draw:layer="layout" svg:width="2.619cm" svg:height="0.962cm" svg:x="16.72cm" svg:y="4.877cm">
          <draw:text-box>
            <text:p>Ord # 2</text:p>
          </draw:text-box>
        </draw:frame>
        <draw:frame draw:style-name="gr5" draw:text-style-name="P6" draw:layer="layout" svg:width="2.619cm" svg:height="0.962cm" svg:x="16.766cm" svg:y="8.405cm">
          <draw:text-box>
            <text:p>Ord # 7</text:p>
          </draw:text-box>
        </draw:frame>
        <draw:frame draw:style-name="gr5" draw:text-style-name="P6" draw:layer="layout" svg:width="2.619cm" svg:height="0.962cm" svg:x="16.737cm" svg:y="10.683cm">
          <draw:text-box>
            <text:p>Ord # 8</text:p>
          </draw:text-box>
        </draw:frame>
        <draw:line draw:style-name="gr2" draw:text-style-name="P3" draw:layer="layout" svg:x1="15.332cm" svg:y1="6.968cm" svg:x2="15.865cm" svg:y2="6.965cm">
          <text:p/>
        </draw:line>
        <draw:line draw:style-name="gr2" draw:text-style-name="P3" draw:layer="layout" svg:x1="6.128cm" svg:y1="6.792cm" svg:x2="6.874cm" svg:y2="6.802cm">
          <text:p/>
        </draw:line>
        <draw:frame draw:style-name="gr5" draw:text-style-name="P9" draw:layer="layout" svg:width="2.246cm" svg:height="0.725cm" draw:transform="rotate (1.57987203890527) translate (6.195cm 11.079cm)">
          <draw:text-box>
            <text:p><text:span text:style-name="T3">CAN Bus</text:span></text:p>
          </draw:text-box>
        </draw:frame>
        <draw:frame draw:style-name="gr5" draw:text-style-name="P9" draw:layer="layout" svg:width="2.246cm" svg:height="0.725cm" draw:transform="rotate (1.57987203890527) translate (15.009cm 11.079cm)">
          <draw:text-box>
            <text:p><text:span text:style-name="T3">CAN Bus</text:span></text:p>
          </draw:text-box>
        </draw:frame>
        <draw:frame draw:style-name="gr8" draw:text-style-name="P9" draw:layer="layout" svg:width="2.546cm" svg:height="0.725cm" svg:x="5.524cm" svg:y="2.068cm">
          <draw:text-box>
            <text:p text:style-name="P8"><text:span text:style-name="T3">Sw 1 … 8</text:span></text:p>
          </draw:text-box>
        </draw:frame>
        <draw:frame draw:style-name="gr5" draw:text-style-name="P9" draw:layer="layout" svg:width="2.039cm" svg:height="0.725cm" svg:x="14.405cm" svg:y="2.119cm">
          <draw:text-box>
            <text:p text:style-name="P8"><text:span text:style-name="T3">Sw 1 ..8</text:span></text:p>
          </draw:text-box>
        </draw:frame>
        <draw:frame draw:style-name="gr8" draw:text-style-name="P9" draw:layer="layout" svg:width="2.992cm" svg:height="0.725cm" svg:x="13.479cm" svg:y="11.629cm">
          <draw:text-box>
            <text:p text:style-name="P8"><text:span text:style-name="T3">Sw 57 … 64</text:span></text:p>
          </draw:text-box>
        </draw:frame>
        <draw:frame draw:style-name="gr8" draw:text-style-name="P9" draw:layer="layout" svg:width="3.172cm" svg:height="0.725cm" svg:x="5.526cm" svg:y="11.71cm">
          <draw:text-box>
            <text:p text:style-name="P8"><text:span text:style-name="T3">Sw 57 … 6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3:16:28.064038491</meta:creation-date>
    <dc:date>2021-07-15T13:48:10.361043970</dc:date>
    <meta:editing-duration>PT30M5S</meta:editing-duration>
    <meta:editing-cycles>16</meta:editing-cycles>
    <meta:generator>LibreOffice/7.0.6.2$Linux_X86_64 LibreOffice_project/00$Build-2</meta:generator>
    <meta:document-statistic meta:object-count="72"/>
  </office:meta>
</office:document-meta>
</file>